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impSession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Session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Session.TestSimpSess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Session.addSubscriptions( TestSimpSubscription ... subscri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impSe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Session.setUser( TestSimp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S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Session.getSub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